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a32" officeooo:paragraph-rsid="00095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cv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8:13:32.164368958</meta:creation-date>
    <dc:date>2021-02-17T18:13:51.643850559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3.1$Linux_X86_64 LibreOffice_project/00$Build-1</meta:generator>
  </office:meta>
</office:document-meta>
</file>